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3aee" officeooo:paragraph-rsid="00113aee"/>
    </style:style>
    <style:style style:name="P2" style:family="paragraph" style:parent-style-name="Standard">
      <style:text-properties officeooo:rsid="00113aee" officeooo:paragraph-rsid="0025027f"/>
    </style:style>
    <style:style style:name="P3" style:family="paragraph" style:parent-style-name="Standard">
      <style:text-properties officeooo:rsid="00113aee" officeooo:paragraph-rsid="003cd215"/>
    </style:style>
    <style:style style:name="P4" style:family="paragraph" style:parent-style-name="Standard">
      <style:text-properties style:font-name="Liberation Serif" fo:font-size="12pt" officeooo:rsid="00105148" officeooo:paragraph-rsid="00105148" style:font-size-asian="12pt" style:font-name-complex="Liberation Serif" style:font-size-complex="12pt"/>
    </style:style>
    <style:style style:name="P5" style:family="paragraph" style:parent-style-name="Standard">
      <style:text-properties style:font-name="Liberation Serif" fo:font-size="12pt" officeooo:rsid="002ebefe" officeooo:paragraph-rsid="002ebefe" style:font-size-asian="12pt" style:font-name-complex="Liberation Serif" style:font-size-complex="12pt"/>
    </style:style>
    <style:style style:name="P6" style:family="paragraph" style:parent-style-name="Standard">
      <style:text-properties style:font-name="Liberation Serif" fo:font-size="12pt" officeooo:paragraph-rsid="002ebefe" style:font-size-asian="12pt" style:font-name-complex="Liberation Serif" style:font-size-complex="12pt"/>
    </style:style>
    <style:style style:name="P7" style:family="paragraph" style:parent-style-name="Standard">
      <style:text-properties style:font-name="Liberation Serif" fo:font-size="12pt" officeooo:rsid="00113aee" officeooo:paragraph-rsid="00170a3e" style:font-size-asian="12pt" style:font-name-complex="Liberation Serif" style:font-size-complex="12pt"/>
    </style:style>
    <style:style style:name="P8" style:family="paragraph" style:parent-style-name="Preformatted_20_Text">
      <style:text-properties officeooo:rsid="00113aee" officeooo:paragraph-rsid="00113aee"/>
    </style:style>
    <style:style style:name="P9" style:family="paragraph" style:parent-style-name="Preformatted_20_Text">
      <style:text-properties officeooo:rsid="00113aee" officeooo:paragraph-rsid="002fa3d7"/>
    </style:style>
    <style:style style:name="P10" style:family="paragraph" style:parent-style-name="Preformatted_20_Text">
      <style:text-properties officeooo:rsid="00113aee" officeooo:paragraph-rsid="0037d788"/>
    </style:style>
    <style:style style:name="P11" style:family="paragraph" style:parent-style-name="Preformatted_20_Text">
      <style:text-properties officeooo:rsid="00113aee" officeooo:paragraph-rsid="003e8647"/>
    </style:style>
    <style:style style:name="P12" style:family="paragraph" style:parent-style-name="Preformatted_20_Text">
      <style:text-properties fo:font-size="14pt" officeooo:rsid="00105148" officeooo:paragraph-rsid="00105148" style:font-size-asian="14pt" style:font-size-complex="14pt"/>
    </style:style>
    <style:style style:name="P13" style:family="paragraph" style:parent-style-name="Preformatted_20_Text">
      <style:text-properties officeooo:paragraph-rsid="003bafb8"/>
    </style:style>
    <style:style style:name="P14" style:family="paragraph" style:parent-style-name="Text_20_body">
      <style:text-properties fo:font-size="14pt" officeooo:rsid="001e7f87" officeooo:paragraph-rsid="001e7f87" style:font-size-asian="14pt" style:font-size-complex="14pt"/>
    </style:style>
    <style:style style:name="P15" style:family="paragraph" style:parent-style-name="Text_20_body">
      <style:text-properties officeooo:paragraph-rsid="003e8647"/>
    </style:style>
    <style:style style:name="P16" style:family="paragraph" style:parent-style-name="Text_20_body">
      <style:text-properties fo:font-weight="bold" officeooo:rsid="0047e5e1" officeooo:paragraph-rsid="0047e5e1" style:font-weight-asian="bold" style:font-weight-complex="bold"/>
    </style:style>
    <style:style style:name="P17" style:family="paragraph" style:parent-style-name="Text_20_body">
      <style:text-properties style:font-name="Liberation Serif" fo:font-size="12pt" fo:font-weight="bold" officeooo:rsid="0031cb23" officeooo:paragraph-rsid="0031cb23" style:font-size-asian="12pt" style:font-weight-asian="bold" style:font-name-complex="Liberation Serif" style:font-size-complex="12pt" style:font-weight-complex="bold"/>
    </style:style>
    <style:style style:name="P18" style:family="paragraph" style:parent-style-name="Text_20_body">
      <style:text-properties style:font-name="Liberation Serif" fo:font-size="12pt" fo:font-weight="bold" officeooo:rsid="004d0c25" officeooo:paragraph-rsid="004d0c25" style:font-size-asian="12pt" style:font-weight-asian="bold" style:font-name-complex="Liberation Serif" style:font-size-complex="12pt" style:font-weight-complex="bold"/>
    </style:style>
    <style:style style:name="P19" style:family="paragraph" style:parent-style-name="Text_20_body">
      <style:text-properties style:font-name="Liberation Serif" fo:font-size="12pt" fo:font-weight="normal" officeooo:rsid="0032772e" officeooo:paragraph-rsid="0032772e" style:font-size-asian="12pt" style:font-weight-asian="normal" style:font-name-complex="Liberation Serif" style:font-size-complex="12pt" style:font-weight-complex="normal"/>
    </style:style>
    <style:style style:name="P20" style:family="paragraph" style:parent-style-name="Text_20_body">
      <style:text-properties style:font-name="Liberation Serif" fo:font-size="12pt" fo:font-weight="normal" officeooo:rsid="004d0c25" officeooo:paragraph-rsid="004d0c25" style:font-size-asian="12pt" style:font-weight-asian="normal" style:font-name-complex="Liberation Serif" style:font-size-complex="12pt" style:font-weight-complex="normal"/>
    </style:style>
    <style:style style:name="P21" style:family="paragraph" style:parent-style-name="Text_20_body">
      <style:text-properties style:font-name="Liberation Serif" fo:font-size="12pt" fo:font-weight="normal" officeooo:rsid="0050382b" officeooo:paragraph-rsid="0050382b" style:font-size-asian="12pt" style:font-weight-asian="normal" style:font-name-complex="Liberation Serif" style:font-size-complex="12pt" style:font-weight-complex="normal"/>
    </style:style>
    <style:style style:name="P22" style:family="paragraph" style:parent-style-name="Text_20_body">
      <style:text-properties style:font-name="Liberation Serif" fo:font-size="12pt" fo:font-weight="normal" officeooo:rsid="0051b30f" officeooo:paragraph-rsid="0051b30f" style:font-size-asian="12pt" style:font-weight-asian="normal" style:font-name-complex="Liberation Serif" style:font-size-complex="12pt" style:font-weight-complex="normal"/>
    </style:style>
    <style:style style:name="P23" style:family="paragraph" style:parent-style-name="Text_20_body">
      <style:text-properties style:font-name="Liberation Serif" fo:font-size="12pt" fo:font-weight="normal" officeooo:rsid="0051e03f" officeooo:paragraph-rsid="0051e03f" style:font-size-asian="12pt" style:font-weight-asian="normal" style:font-name-complex="Liberation Serif" style:font-size-complex="12pt" style:font-weight-complex="normal"/>
    </style:style>
    <style:style style:name="P24" style:family="paragraph" style:parent-style-name="Text_20_body">
      <style:text-properties style:font-name="Liberation Serif" fo:font-size="12pt" fo:font-weight="normal" officeooo:rsid="0051e03f" officeooo:paragraph-rsid="0053e35b" style:font-size-asian="12pt" style:font-weight-asian="normal" style:font-name-complex="Liberation Serif" style:font-size-complex="12pt" style:font-weight-complex="normal"/>
    </style:style>
    <style:style style:name="P25" style:family="paragraph" style:parent-style-name="Text_20_body">
      <style:text-properties style:font-name="Liberation Serif" fo:font-size="12pt" fo:font-weight="normal" officeooo:rsid="00554dd1" officeooo:paragraph-rsid="00554dd1" style:font-size-asian="12pt" style:font-weight-asian="normal" style:font-name-complex="Liberation Serif" style:font-size-complex="12pt" style:font-weight-complex="normal"/>
    </style:style>
    <style:style style:name="P26" style:family="paragraph" style:parent-style-name="Text_20_body">
      <style:text-properties style:font-name="Liberation Serif" fo:font-size="12pt" fo:font-weight="normal" officeooo:rsid="00561a93" officeooo:paragraph-rsid="00561a93" style:font-size-asian="12pt" style:font-weight-asian="normal" style:font-name-complex="Liberation Serif" style:font-size-complex="12pt" style:font-weight-complex="normal"/>
    </style:style>
    <style:style style:name="P27" style:family="paragraph" style:parent-style-name="Text_20_body">
      <style:text-properties style:font-name="Liberation Serif" fo:font-size="12pt" fo:font-weight="normal" officeooo:rsid="0057e348" officeooo:paragraph-rsid="0057e348" style:font-size-asian="12pt" style:font-weight-asian="normal" style:font-name-complex="Liberation Serif" style:font-size-complex="12pt" style:font-weight-complex="normal"/>
    </style:style>
    <style:style style:name="P28" style:family="paragraph" style:parent-style-name="Text_20_body">
      <style:text-properties style:font-name="Liberation Serif" fo:font-size="12pt" style:font-size-asian="12pt" style:font-name-complex="Liberation Serif" style:font-size-complex="12pt"/>
    </style:style>
    <style:style style:name="P29" style:family="paragraph" style:parent-style-name="Text_20_body">
      <style:text-properties style:font-name="Liberation Serif" fo:font-size="12pt" officeooo:rsid="0027e70d" officeooo:paragraph-rsid="0031cb23" style:font-size-asian="12pt" style:font-name-complex="Liberation Serif" style:font-size-complex="12pt"/>
    </style:style>
    <style:style style:name="P30" style:family="paragraph" style:parent-style-name="Text_20_body">
      <style:text-properties style:font-name="Liberation Serif" fo:font-size="12pt" officeooo:rsid="001e7f87" officeooo:paragraph-rsid="001e7f87" style:font-size-asian="12pt" style:font-name-complex="Liberation Serif" style:font-size-complex="12pt"/>
    </style:style>
    <style:style style:name="P31" style:family="paragraph" style:parent-style-name="Text_20_body">
      <style:text-properties officeooo:rsid="0046ff76" officeooo:paragraph-rsid="0046ff76"/>
    </style:style>
    <style:style style:name="P32" style:family="paragraph" style:parent-style-name="Text_20_body">
      <style:text-properties officeooo:paragraph-rsid="0046ff76"/>
    </style:style>
    <style:style style:name="P33" style:family="paragraph" style:parent-style-name="Text_20_body">
      <style:text-properties officeooo:rsid="0049b97b" officeooo:paragraph-rsid="0049b97b"/>
    </style:style>
    <style:style style:name="P34" style:family="paragraph" style:parent-style-name="Text_20_body">
      <style:text-properties officeooo:paragraph-rsid="0049b97b"/>
    </style:style>
    <style:style style:name="P35" style:family="paragraph" style:parent-style-name="Text_20_body">
      <style:text-properties officeooo:rsid="004c3255" officeooo:paragraph-rsid="004c3255"/>
    </style:style>
    <style:style style:name="P36" style:family="paragraph" style:parent-style-name="Text_20_body">
      <style:text-properties officeooo:rsid="004d0c25" officeooo:paragraph-rsid="004d0c25"/>
    </style:style>
    <style:style style:name="P37" style:family="paragraph" style:parent-style-name="Text_20_body">
      <style:text-properties fo:font-style="normal" officeooo:rsid="0049b97b" officeooo:paragraph-rsid="0049b97b" style:font-style-asian="normal" style:font-style-complex="normal"/>
    </style:style>
    <style:style style:name="P38" style:family="paragraph" style:parent-style-name="Text_20_body">
      <style:text-properties fo:font-style="normal" officeooo:rsid="004aa919" officeooo:paragraph-rsid="004aa919" style:font-style-asian="normal" style:font-style-complex="normal"/>
    </style:style>
    <style:style style:name="P39" style:family="paragraph" style:parent-style-name="Text_20_body">
      <style:text-properties officeooo:rsid="0051b30f" officeooo:paragraph-rsid="0051b30f"/>
    </style:style>
    <style:style style:name="P40" style:family="paragraph" style:parent-style-name="Text_20_body">
      <style:text-properties officeooo:paragraph-rsid="0051b30f"/>
    </style:style>
    <style:style style:name="P41" style:family="paragraph" style:parent-style-name="Text_20_body">
      <style:text-properties officeooo:rsid="0051e03f" officeooo:paragraph-rsid="0051e03f"/>
    </style:style>
    <style:style style:name="P42" style:family="paragraph" style:parent-style-name="Text_20_body">
      <style:text-properties officeooo:rsid="0051e03f" officeooo:paragraph-rsid="0053e35b"/>
    </style:style>
    <style:style style:name="P43" style:family="paragraph" style:parent-style-name="Text_20_body">
      <style:text-properties officeooo:paragraph-rsid="00561a93"/>
    </style:style>
    <style:style style:name="P44" style:family="paragraph" style:parent-style-name="Text_20_body">
      <style:text-properties officeooo:rsid="0057ceac" officeooo:paragraph-rsid="0057ceac"/>
    </style:style>
    <style:style style:name="P45" style:family="paragraph" style:parent-style-name="Text_20_body">
      <style:text-properties officeooo:rsid="0058cdf7" officeooo:paragraph-rsid="0058cdf7"/>
    </style:style>
    <style:style style:name="P46" style:family="paragraph" style:parent-style-name="Text_20_body">
      <style:text-properties officeooo:rsid="005add5b" officeooo:paragraph-rsid="005add5b"/>
    </style:style>
    <style:style style:name="P47" style:family="paragraph" style:parent-style-name="Heading_20_2">
      <style:text-properties officeooo:rsid="00113aee" officeooo:paragraph-rsid="0037d788"/>
    </style:style>
    <style:style style:name="P48" style:family="paragraph" style:parent-style-name="Standard">
      <style:text-properties officeooo:paragraph-rsid="00113aee"/>
    </style:style>
    <style:style style:name="P49" style:family="paragraph" style:parent-style-name="Standard">
      <style:text-properties officeooo:rsid="00113aee" officeooo:paragraph-rsid="00113aee"/>
    </style:style>
    <style:style style:name="P50" style:family="paragraph" style:parent-style-name="Text_20_body">
      <style:text-properties officeooo:rsid="00113aee"/>
    </style:style>
    <style:style style:name="P51" style:family="paragraph" style:parent-style-name="Heading_20_3">
      <style:text-properties style:font-name="Liberation Serif" fo:font-size="12pt" style:font-size-asian="12pt" style:font-name-complex="Liberation Serif" style:font-size-complex="12pt"/>
    </style:style>
    <style:style style:name="T1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name-complex="Liberation Serif" style:font-size-complex="12pt" loext:padding="0in" loext:border="none"/>
    </style:style>
    <style:style style:name="T2" style:family="text">
      <style:text-properties fo:font-variant="normal" fo:text-transform="none" fo:color="#333333" style:font-name="Liberation Serif" fo:font-size="12pt" fo:letter-spacing="normal" fo:font-style="normal" fo:font-weight="normal" officeooo:rsid="002fa3d7" fo:background-color="transparent" loext:char-shading-value="0" style:font-size-asian="12pt" style:font-name-complex="Liberation Serif" style:font-size-complex="12pt" loext:padding="0in" loext:border="none"/>
    </style:style>
    <style:style style:name="T3" style:family="text">
      <style:text-properties fo:font-variant="normal" fo:text-transform="none" fo:color="#333333" style:font-name="Liberation Serif" fo:font-size="12pt" fo:letter-spacing="normal" fo:font-style="normal" fo:font-weight="normal" officeooo:rsid="0037d788" fo:background-color="transparent" loext:char-shading-value="0" style:font-size-asian="12pt" style:font-name-complex="Liberation Serif" style:font-size-complex="12pt" loext:padding="0in" loext:border="none"/>
    </style:style>
    <style:style style:name="T4" style:family="text">
      <style:text-properties fo:font-variant="normal" fo:text-transform="none" fo:color="#242729" style:font-name="Liberation Serif" fo:font-size="12pt" fo:letter-spacing="normal" fo:font-style="normal" fo:font-weight="normal" fo:background-color="#eff0f1" loext:char-shading-value="0" style:font-size-asian="12pt" style:font-name-complex="Liberation Serif" style:font-size-complex="12pt" loext:padding="0in" loext:border="none"/>
    </style:style>
    <style:style style:name="T5" style:family="text">
      <style:text-properties fo:font-variant="normal" fo:text-transform="none" fo:color="#242729" style:font-name="Liberation Serif" fo:font-size="12pt" fo:letter-spacing="normal" fo:font-style="normal" fo:font-weight="normal" fo:background-color="transparent" loext:char-shading-value="0" style:font-size-asian="12pt" style:font-name-complex="Liberation Serif" style:font-size-complex="12pt" loext:padding="0in" loext:border="none"/>
    </style:style>
    <style:style style:name="T6" style:family="text">
      <style:text-properties fo:font-variant="normal" fo:text-transform="none" fo:color="#303336" style:font-name="Liberation Serif" fo:font-size="12pt" fo:letter-spacing="normal" fo:font-style="normal" fo:font-weight="normal" fo:background-color="#eff0f1" loext:char-shading-value="0" style:font-size-asian="12pt" style:font-name-complex="Liberation Serif" style:font-size-complex="12pt" loext:padding="0in" loext:border="none"/>
    </style:style>
    <style:style style:name="T7" style:family="text">
      <style:text-properties fo:font-variant="normal" fo:text-transform="none" fo:color="#303336" style:font-name="Liberation Serif" fo:font-size="12pt" fo:letter-spacing="normal" fo:font-style="normal" fo:font-weight="normal" officeooo:rsid="00208d97" fo:background-color="#eff0f1" loext:char-shading-value="0" style:font-size-asian="12pt" style:font-name-complex="Liberation Serif" style:font-size-complex="12pt" loext:padding="0in" loext:border="none"/>
    </style:style>
    <style:style style:name="T8" style:family="text">
      <style:text-properties fo:font-variant="normal" fo:text-transform="none" fo:color="#101094" style:font-name="Liberation Serif" fo:font-size="12pt" fo:letter-spacing="normal" fo:font-style="normal" fo:font-weight="normal" fo:background-color="#eff0f1" loext:char-shading-value="0" style:font-size-asian="12pt" style:font-name-complex="Liberation Serif" style:font-size-complex="12pt" loext:padding="0in" loext:border="none"/>
    </style:style>
    <style:style style:name="T9" style:family="text">
      <style:text-properties fo:font-variant="normal" fo:text-transform="none" fo:color="#212529" style:font-name="Liberation Serif" fo:font-size="12pt" fo:letter-spacing="normal" fo:font-style="normal" fo:font-weight="normal" style:font-size-asian="12pt" style:font-name-complex="Liberation Serif" style:font-size-complex="12pt"/>
    </style:style>
    <style:style style:name="T10" style:family="text">
      <style:text-properties fo:font-variant="normal" fo:text-transform="none" fo:color="#212529" style:font-name="Liberation Serif" fo:font-size="12pt" fo:letter-spacing="normal" fo:font-style="normal" fo:font-weight="normal" officeooo:rsid="0025027f" style:font-size-asian="12pt" style:font-name-complex="Liberation Serif" style:font-size-complex="12pt"/>
    </style:style>
    <style:style style:name="T11" style:family="text">
      <style:text-properties fo:font-variant="normal" fo:text-transform="none" fo:color="#cc3300" style:font-name="Liberation Serif" fo:font-size="12pt" fo:letter-spacing="normal" fo:font-style="normal" fo:font-weight="normal" officeooo:rsid="0037d788" fo:background-color="transparent" loext:char-shading-value="0" style:font-size-asian="12pt" style:font-name-complex="Liberation Serif" style:font-size-complex="12pt" loext:padding="0in" loext:border="none"/>
    </style:style>
    <style:style style:name="T12" style:family="text">
      <style:text-properties fo:font-variant="normal" fo:text-transform="none" fo:color="#cc3300" style:font-name="Liberation Serif" fo:font-size="12pt" fo:letter-spacing="normal" fo:font-style="normal" fo:font-weight="normal" officeooo:rsid="0039ba9c" fo:background-color="#ffffe1" loext:char-shading-value="0" style:font-size-asian="12pt" style:font-name-complex="Liberation Serif" style:font-size-complex="12pt" loext:padding="0.0417in" loext:border="0.06pt solid #aaaaaa"/>
    </style:style>
    <style:style style:name="T13" style:family="text">
      <style:text-properties fo:font-variant="normal" fo:text-transform="none" fo:color="#222222" style:font-name="Liberation Serif" fo:font-size="12pt" fo:letter-spacing="normal" fo:font-style="normal" fo:font-weight="normal" officeooo:rsid="0037d788" fo:background-color="transparent" loext:char-shading-value="0" style:font-size-asian="12pt" style:font-name-complex="Liberation Serif" style:font-size-complex="12pt" loext:padding="0in" loext:border="none"/>
    </style:style>
    <style:style style:name="T14" style:family="text">
      <style:text-properties fo:font-variant="normal" fo:text-transform="none" fo:color="#222222" style:font-name="Liberation Serif" fo:font-size="12pt" fo:letter-spacing="normal" fo:font-style="normal" fo:font-weight="normal" officeooo:rsid="0039ba9c" fo:background-color="transparent" loext:char-shading-value="0" style:font-size-asian="12pt" style:font-name-complex="Liberation Serif" style:font-size-complex="12pt" loext:padding="0in" loext:border="none"/>
    </style:style>
    <style:style style:name="T15" style:family="text">
      <style:text-properties fo:font-variant="normal" fo:text-transform="none" fo:color="#222222" style:font-name="Liberation Serif" fo:font-size="12pt" fo:letter-spacing="normal" fo:font-style="normal" fo:font-weight="normal" officeooo:rsid="0039ba9c" fo:background-color="#ffffe1" loext:char-shading-value="0" style:font-size-asian="12pt" style:font-name-complex="Liberation Serif" style:font-size-complex="12pt" loext:padding="0.0417in" loext:border="0.06pt solid #aaaaaa"/>
    </style:style>
    <style:style style:name="T16" style:family="text">
      <style:text-properties officeooo:rsid="002ebefe"/>
    </style:style>
    <style:style style:name="T17" style:family="text">
      <style:text-properties officeooo:rsid="0045445d"/>
    </style:style>
    <style:style style:name="T18" style:family="text">
      <style:text-properties style:font-name="Liberation Serif" fo:font-size="12pt" style:font-size-asian="12pt" style:font-name-complex="Liberation Serif" style:font-size-complex="12pt"/>
    </style:style>
    <style:style style:name="T19" style:family="text">
      <style:text-properties style:font-name="Liberation Serif" fo:font-size="12pt" officeooo:rsid="00127138" style:font-size-asian="12pt" style:font-name-complex="Liberation Serif" style:font-size-complex="12pt"/>
    </style:style>
    <style:style style:name="T20" style:family="text">
      <style:text-properties style:font-name="Liberation Serif" fo:font-size="12pt" officeooo:rsid="003cd215" style:font-size-asian="12pt" style:font-name-complex="Liberation Serif" style:font-size-complex="12pt"/>
    </style:style>
    <style:style style:name="T21" style:family="text">
      <style:text-properties style:font-name="Liberation Serif" fo:font-size="12pt" officeooo:rsid="0025027f" style:font-size-asian="12pt" style:font-name-complex="Liberation Serif" style:font-size-complex="12pt"/>
    </style:style>
    <style:style style:name="T22" style:family="text">
      <style:text-properties style:font-name="Liberation Serif" fo:font-size="12pt" officeooo:rsid="00605cd3" style:font-size-asian="12pt" style:font-name-complex="Liberation Serif" style:font-size-complex="12pt"/>
    </style:style>
    <style:style style:name="T23" style:family="text">
      <style:text-properties style:font-name="Liberation Serif" fo:font-size="12pt" officeooo:rsid="00113aee" style:font-size-asian="12pt" style:font-name-complex="Liberation Serif" style:font-size-complex="12pt"/>
    </style:style>
    <style:style style:name="T24" style:family="text">
      <style:text-properties style:font-name="Liberation Serif" fo:font-size="12pt" fo:font-weight="normal" style:font-size-asian="12pt" style:font-weight-asian="normal" style:font-name-complex="Liberation Serif" style:font-size-complex="12pt" style:font-weight-complex="normal"/>
    </style:style>
    <style:style style:name="T25" style:family="text">
      <style:text-properties style:font-name="Liberation Serif" fo:font-size="12pt" fo:font-weight="normal" officeooo:rsid="0050382b" style:font-size-asian="12pt" style:font-weight-asian="normal" style:font-name-complex="Liberation Serif" style:font-size-complex="12pt" style:font-weight-complex="normal"/>
    </style:style>
    <style:style style:name="T26" style:family="text">
      <style:text-properties style:font-name="Liberation Serif" fo:font-size="12pt" fo:font-weight="normal" officeooo:rsid="0051b30f" style:font-size-asian="12pt" style:font-weight-asian="normal" style:font-name-complex="Liberation Serif" style:font-size-complex="12pt" style:font-weight-complex="normal"/>
    </style:style>
    <style:style style:name="T27" style:family="text">
      <style:text-properties style:font-name="Liberation Serif" fo:font-size="12pt" fo:font-weight="normal" officeooo:rsid="0053e35b" style:font-size-asian="12pt" style:font-weight-asian="normal" style:font-name-complex="Liberation Serif" style:font-size-complex="12pt" style:font-weight-complex="normal"/>
    </style:style>
    <style:style style:name="T28" style:family="text">
      <style:text-properties style:font-name="Liberation Serif" fo:font-size="12pt" fo:font-weight="normal" officeooo:rsid="00554dd1" style:font-size-asian="12pt" style:font-weight-asian="normal" style:font-name-complex="Liberation Serif" style:font-size-complex="12pt" style:font-weight-complex="normal"/>
    </style:style>
    <style:style style:name="T29" style:family="text">
      <style:text-properties style:font-name="Liberation Serif" fo:font-size="12pt" fo:font-weight="normal" officeooo:rsid="00561a93" style:font-size-asian="12pt" style:font-weight-asian="normal" style:font-name-complex="Liberation Serif" style:font-size-complex="12pt" style:font-weight-complex="normal"/>
    </style:style>
    <style:style style:name="T30" style:family="text">
      <style:text-properties style:font-name="Liberation Serif" fo:font-size="12pt" fo:font-weight="normal" officeooo:rsid="0057ceac" style:font-size-asian="12pt" style:font-weight-asian="normal" style:font-name-complex="Liberation Serif" style:font-size-complex="12pt" style:font-weight-complex="normal"/>
    </style:style>
    <style:style style:name="T31" style:family="text">
      <style:text-properties style:font-name="Liberation Serif" fo:font-size="12pt" officeooo:rsid="00605cd3" style:font-name-asian="DejaVu Sans Mono" style:font-size-asian="12pt" style:font-name-complex="Liberation Serif" style:font-size-complex="12pt"/>
    </style:style>
    <style:style style:name="T32" style:family="text">
      <style:text-properties officeooo:rsid="0046ff76"/>
    </style:style>
    <style:style style:name="T33" style:family="text">
      <style:text-properties officeooo:rsid="0047e5e1"/>
    </style:style>
    <style:style style:name="T34" style:family="text">
      <style:text-properties officeooo:rsid="0049b97b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text-line-through-style="none" style:text-line-through-type="none" style:font-name="Liberation Serif" fo:font-size="12pt" fo:font-weight="normal" style:font-size-asian="12pt" style:font-weight-asian="normal" style:font-name-complex="Liberation Serif" style:font-size-complex="12pt" style:font-weight-complex="normal"/>
    </style:style>
    <style:style style:name="T39" style:family="text">
      <style:text-properties fo:background-color="#ffff00" loext:char-shading-value="0"/>
    </style:style>
    <style:style style:name="T40" style:family="text">
      <style:text-properties officeooo:rsid="005d7c11"/>
    </style:style>
    <style:style style:name="T41" style:family="text">
      <style:text-properties officeooo:rsid="00605c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ommand line lunix:</text:h>
      <text:p text:style-name="P45"><text:span text:style-name="T39">man {commandName} </text:span><text:s text:c="2"/>: to show description of <text:s/>commandName</text:p>
      <text:p text:style-name="P46">cat file.txt <text:s/>: print content of file in terminal</text:p>
      <text:p text:style-name="P31">rm <text:s/>[-i] <text:s/>fileName <text:s text:c="6"/>: remove file after confirmation</text:p>
      <text:p text:style-name="P31">rm -r directoryPath/* : remove all</text:p>
      <text:p text:style-name="P31">cp file1 file2 <text:s text:c="15"/>: copy file1 in same directory and give it name file2</text:p>
      <text:p text:style-name="P31">cp file1 directoryPath[/fileName] <text:s text:c="13"/>: copy file1 in <text:span text:style-name="T33">new </text:span>directory and give it name file2</text:p>
      <text:p text:style-name="P32"><text:span text:style-name="T32">cp -r </text:span><text:span text:style-name="T33">[v]</text:span><text:span text:style-name="T32"> <text:s/>FromdirectoryPath <text:s/>To</text:span><text:span text:style-name="T34">D</text:span><text:span text:style-name="T32">irectoryPath <text:s/>: copy folder, </text:span><text:span text:style-name="T33">v: show process</text:span></text:p>
      <text:p text:style-name="P16">mv : to move x or to rename x</text:p>
      <text:p text:style-name="P33">mv <text:s/>[-i] <text:s text:c="2"/>oldName newName : rename </text:p>
      <text:p text:style-name="P34"><text:span text:style-name="T34">mv fileX ToD</text:span><text:span text:style-name="T32">irectoryPath : </text:span><text:span text:style-name="T34">move </text:span></text:p>
      <text:p text:style-name="P34">--------------------</text:p>
      <text:p text:style-name="P33">~ : <text:span text:style-name="T35">home</text:span><text:span text:style-name="T36">/hp</text:span></text:p>
      <text:p text:style-name="P37">$(pwd) : current directory</text:p>
      <text:p text:style-name="P37">nano fileX <text:s text:c="2"/>: open editor text</text:p>
      <text:p text:style-name="P37">------------------</text:p>
      <text:p text:style-name="P38">mkdir -p folder1/folder2/folder3 <text:s text:c="11"/>:create folder1 if !exist, then folder2 if !exist, then folder3…</text:p>
      <text:p text:style-name="P38">mkdir dorga{1..50} <text:s text:c="31"/>: <text:span text:style-name="T40">create 50 folders</text:span></text:p>
      <text:p text:style-name="P35">cd ../.. <text:s text:c="14"/>=== cd .. then cd ..</text:p>
      <text:p text:style-name="P36">ls -lh <text:s text:c="19"/>: show content with detail (lh ==&gt; can read by human)</text:p>
      <text:p text:style-name="P18"><text:span text:style-name="T37">ls -lhtr <text:s text:c="19"/>: show ordered </text:span><text:s/><text:span text:style-name="T37">content with detail</text:span></text:p>
      <text:p text:style-name="P20">-----------------</text:p>
      <text:p text:style-name="P21">find path -empty <text:s text:c="28"/>:search all folders empty</text:p>
      <text:p text:style-name="P21">find path -name fileName <text:s/></text:p>
      <text:p text:style-name="P21">find path -name "f*" <text:s text:c="21"/>: search all folders &amp; files that their names commence par "f" </text:p>
      <text:p text:style-name="P21">-----------------</text:p>
      <text:p text:style-name="P39"><text:span text:style-name="T25">t</text:span><text:span text:style-name="T24">ar zcvf folder.tar.gz <text:s text:c="2"/>folderPath <text:s text:c="3"/>: compress</text:span></text:p>
      <text:p text:style-name="P40"><text:span text:style-name="T25">t</text:span><text:span text:style-name="T26">ar zxvf folder.tar.gz <text:s text:c="22"/>: uncompress</text:span></text:p>
      <text:p text:style-name="P22">unzip folderName.zip</text:p>
      <text:p text:style-name="P22">------------------------</text:p>
      <text:p text:style-name="P22">chmod 700 fileName <text:s text:c="17"/>: change mode (permissions)</text:p>
      <text:p text:style-name="P22">-------------</text:p>
      <text:p text:style-name="P23"><text:soft-page-break/>service</text:p>
      <text:p text:style-name="P41"><text:span text:style-name="T24">sudo service --</text:span><text:span text:style-name="T38">status-all</text:span><text:span text:style-name="T24"> <text:s text:c="12"/>: check all services </text:span></text:p>
      <text:p text:style-name="P23">ex: <text:s/></text:p>
      <text:p text:style-name="P41"><text:span text:style-name="T24"><text:s/>[ - ] <text:s/>apache2 <text:s text:c="21"/>: </text:span><text:span text:style-name="T27">service </text:span><text:span text:style-name="T24">not work</text:span><text:span text:style-name="T27">ing</text:span><text:span text:style-name="T24"> </text:span></text:p>
      <text:p text:style-name="P42"><text:span text:style-name="T24"><text:s/>[ + ] <text:s/>apparmor <text:s text:c="18"/>: work</text:span><text:span text:style-name="T27">ing</text:span><text:span text:style-name="T24"> <text:s/></text:span></text:p>
      <text:p text:style-name="P24">-------------</text:p>
      <text:p text:style-name="P25">free -h <text:s text:c="31"/>: memory comprehensible by human</text:p>
      <text:p text:style-name="P25">ps -ef | more <text:s text:c="22"/>: process working</text:p>
      <text:p text:style-name="P25">kill idProcess <text:s text:c="20"/>: kill process with specific id </text:p>
      <text:p text:style-name="P43"><text:span text:style-name="T28">kill</text:span><text:span text:style-name="T29">all</text:span><text:span text:style-name="T28"> </text:span><text:span text:style-name="T29">name</text:span><text:span text:style-name="T28">Process <text:s text:c="20"/>: kill process with specific </text:span><text:span text:style-name="T29">name</text:span></text:p>
      <text:p text:style-name="P43"><text:span text:style-name="T29">top <text:s text:c="37"/>: show process </text:span><text:span text:style-name="T30">working</text:span><text:span text:style-name="T29"> </text:span><text:span text:style-name="T28"><text:s/></text:span><text:span text:style-name="T29">actually</text:span></text:p>
      <text:p text:style-name="P26">-------------</text:p>
      <text:p text:style-name="P44"><text:span text:style-name="T29">w</text:span><text:span text:style-name="T24">hatis cp <text:s text:c="25"/>: what is cp command</text:span></text:p>
      <text:p text:style-name="P27">history <text:s text:c="30"/>: history commands</text:p>
      <text:p text:style-name="P27"/>
      <text:p text:style-name="P27"/>
      <text:p text:style-name="P27">---------------------------------------------</text:p>
      <text:p text:style-name="P17">Eclipse:</text:p>
      <text:p text:style-name="P19">cd /eclipse/java-2019-092/eclipse</text:p>
      <text:p text:style-name="P29">GTK_THEME=Adwaita ./eclipse</text:p>
      <text:p text:style-name="P30">projecet example:</text:p>
      <text:p text:style-name="P14"><text:a xlink:type="simple" xlink:href="https://flaviocopes.com/sample-app-ideas/" text:style-name="Internet_20_link" text:visited-style-name="Visited_20_Internet_20_Link"><text:span text:style-name="T18">https://flaviocopes.com/sample-app-ideas/</text:span></text:a></text:p>
      <text:h text:style-name="P51" text:outline-level="3">Xampp</text:h>
      <text:p text:style-name="P4">sudo /opt/lampp/manager-linux-x64.run </text:p>
      <text:p text:style-name="P5">or</text:p>
      <text:p text:style-name="P6"><text:span text:style-name="T16"><text:s/>sudo /opt/lampp/lampp </text:span><text:span text:style-name="T17">start</text:span></text:p>
      <text:p text:style-name="P4"/>
      <text:p text:style-name="P12"><text:span text:style-name="Source_20_Text"><text:span text:style-name="T4">sudo /etc/init.d/apache2 stop</text:span></text:span></text:p>
      <text:p text:style-name="P28"/>
      <text:p text:style-name="P11"><text:span text:style-name="Source_20_Text"><text:span text:style-name="T1">mysql-workbench</text:span></text:span></text:p>
      <text:p text:style-name="P11"><text:span text:style-name="Source_20_Text"><text:span text:style-name="T1"/></text:span></text:p>
      <text:p text:style-name="P11"><text:span text:style-name="Source_20_Text"><text:span text:style-name="T1">mysql -h 127.0.0.1 -P 330</text:span></text:span><text:span text:style-name="Source_20_Text"><text:span text:style-name="T2">7</text:span></text:span><text:span text:style-name="Source_20_Text"><text:span text:style-name="T1"> -u root -p</text:span></text:span></text:p>
      <text:p text:style-name="P15"><text:span text:style-name="Source_20_Text"><text:span text:style-name="T2">password: والو</text:span></text:span><text:span text:style-name="T18"><text:line-break/></text:span></text:p>
      <text:p text:style-name="P4"/>
      <text:h text:style-name="P51" text:outline-level="3"><text:soft-page-break/>Tomcat</text:h>
      <text:p text:style-name="P1"><text:span text:style-name="Source_20_Text"><text:span text:style-name="T18">sudo service tomcat</text:span></text:span><text:span text:style-name="Source_20_Text"><text:span text:style-name="T19">9</text:span></text:span><text:span text:style-name="Source_20_Text"><text:span text:style-name="T18"> start</text:span></text:span></text:p>
      <text:p text:style-name="P1"><text:span text:style-name="Source_20_Text"><text:span text:style-name="T18"/></text:span></text:p>
      <text:p text:style-name="P1"><text:span text:style-name="Source_20_Text"><text:span text:style-name="T18">--------------------------</text:span></text:span></text:p>
      <text:p text:style-name="P48"><text:span text:style-name="Source_20_Text"><text:span text:style-name="T23">sqlcmd -S localhost -U SA -P '</text:span></text:span><text:span text:style-name="Source_20_Text"><text:span text:style-name="T31">password</text:span></text:span><text:span text:style-name="Source_20_Text"><text:span text:style-name="T23">'</text:span></text:span></text:p>
      <text:p text:style-name="P3"><text:span text:style-name="Source_20_Text"><text:span text:style-name="T20">statement …. go;</text:span></text:span></text:p>
      <text:p text:style-name="P7">-------------------------------------------------</text:p>
      <text:p text:style-name="P1"><text:span text:style-name="Source_20_Text"><text:span text:style-name="T18"/></text:span></text:p>
      <text:p text:style-name="P8"><text:span text:style-name="Source_20_Text"><text:span text:style-name="T2"/></text:span></text:p>
      <text:p text:style-name="P9"><text:span text:style-name="Source_20_Text"><text:span text:style-name="T2"/></text:span></text:p>
      <text:p text:style-name="P10"><text:span text:style-name="Source_20_Text"><text:span text:style-name="T3">sql server:</text:span></text:span></text:p>
      <text:h text:style-name="P47" text:outline-level="2"><text:span text:style-name="Source_20_Text"><text:span text:style-name="T11">Check the status of SQL Server Services</text:span></text:span></text:h>
      <text:p text:style-name="P10"><text:span text:style-name="Source_20_Text"><text:span text:style-name="T3">$ </text:span></text:span><text:span text:style-name="Source_20_Text"><text:span text:style-name="T13">systemctl status mssql-server</text:span></text:span></text:p>
      <text:h text:style-name="P47" text:outline-level="2"><text:span text:style-name="Source_20_Text"><text:span text:style-name="T11">Stop the SQL Server Services</text:span></text:span></text:h>
      <text:p text:style-name="P13"><text:span text:style-name="Source_20_Text"><text:span text:style-name="T14">$ </text:span></text:span><text:span text:style-name="Source_20_Text"><text:span text:style-name="T15">sudo systemctl stop mssql-server</text:span></text:span></text:p>
      <text:p text:style-name="P13"><text:span text:style-name="Source_20_Text"><text:span text:style-name="T12">Start the SQL Server Services</text:span></text:span></text:p>
      <text:p text:style-name="P13"><text:span text:style-name="Source_20_Text"><text:span text:style-name="T15">sudo systemctl Start mssql-server</text:span></text:span></text:p>
      <text:p text:style-name="P50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6">sudo service oracle-xe-</text:span></text:span><text:span text:style-name="Source_20_Text"><text:span text:style-name="T7">18c</text:span></text:span><text:span text:style-name="Source_20_Text"><text:span text:style-name="T6"> </text:span></text:span><text:span text:style-name="Source_20_Text"><text:span text:style-name="T8">start</text:span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bookmark-start text:name="__DdeLink__160_496591009"/><text:span text:style-name="Source_20_Text"><text:span text:style-name="T8">sqldeveloper</text:span></text:span><text:bookmark-end text:name="__DdeLink__160_496591009"/></text:p>
      <text:p text:style-name="Text_20_body"><text:span text:style-name="T18"><text:line-break/></text:span><text:span text:style-name="Source_20_Text"><text:span text:style-name="T5">sudo rm -rf folderName</text:span></text:span></text:p>
      <text:p text:style-name="P28"><text:line-break/></text:p>
      <text:p text:style-name="P2"><text:span text:style-name="Source_20_Text"><text:span text:style-name="T21">command line lunix:</text:span></text:span></text:p>
      <text:p text:style-name="P2"><text:span text:style-name="Source_20_Text"><text:span text:style-name="T21">copy </text:span></text:span></text:p>
      <text:p text:style-name="P2"><text:span text:style-name="Source_20_Text"><text:span text:style-name="T9">cp -avr <text:s text:c="2"/></text:span></text:span><text:span text:style-name="Source_20_Text"><text:span text:style-name="T10">pathSource <text:s/>pathDestination</text:span></text:span><text:span text:style-name="Source_20_Text"><text:span text:style-name="T18"><text:line-break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3T23:16:20.797120327</meta:creation-date>
    <dc:date>2020-07-06T16:37:56.425414065</dc:date>
    <meta:editing-duration>P1DT17H16M46S</meta:editing-duration>
    <meta:editing-cycles>53</meta:editing-cycles>
    <meta:generator>LibreOffice/6.4.4.2$Linux_X86_64 LibreOffice_project/40$Build-2</meta:generator>
    <meta:document-statistic meta:table-count="0" meta:image-count="0" meta:object-count="0" meta:page-count="3" meta:paragraph-count="80" meta:word-count="376" meta:character-count="2988" meta:non-whitespace-character-count="2193"/>
  </office:meta>
</office:document-meta>
</file>